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d8fb" officeooo:paragraph-rsid="000cd8fb"/>
    </style:style>
    <style:style style:name="P5" style:family="paragraph" style:parent-style-name="Title">
      <style:text-properties style:font-name="Georgia" officeooo:rsid="000cd8fb" officeooo:paragraph-rsid="000cd8fb"/>
    </style:style>
    <style:style style:name="P6" style:family="paragraph" style:parent-style-name="Text_20_body">
      <style:paragraph-properties fo:text-align="start" style:justify-single-word="false"/>
      <style:text-properties style:font-name="Georgia" officeooo:rsid="000e1e35" officeooo:paragraph-rsid="000e1e35"/>
    </style:style>
    <style:style style:name="P7" style:family="paragraph" style:parent-style-name="Text_20_body">
      <style:paragraph-properties fo:text-align="start" style:justify-single-word="false"/>
      <style:text-properties style:font-name="Georgia" fo:font-style="normal" officeooo:rsid="002755d8" officeooo:paragraph-rsid="000e1e35" style:font-style-asian="normal" style:font-style-complex="normal"/>
    </style:style>
    <style:style style:name="P8" style:family="paragraph" style:parent-style-name="Text_20_body">
      <style:text-properties officeooo:paragraph-rsid="003c874d"/>
    </style:style>
    <style:style style:name="P9" style:family="paragraph" style:parent-style-name="Text_20_body">
      <style:text-properties fo:font-style="normal" officeooo:rsid="00399ea0" style:font-style-asian="normal" style:font-style-complex="normal"/>
    </style:style>
    <style:style style:name="P10" style:family="paragraph" style:parent-style-name="Text_20_body">
      <style:text-properties fo:font-style="normal" officeooo:rsid="004884f7" style:font-style-asian="normal" style:font-style-complex="normal"/>
    </style:style>
    <style:style style:name="P11" style:family="paragraph" style:parent-style-name="Text_20_body">
      <style:text-properties fo:font-style="normal" officeooo:rsid="004884f7" style:font-style-asian="normal" style:font-style-complex="normal"/>
    </style:style>
    <style:style style:name="T1" style:family="text">
      <style:text-properties officeooo:rsid="000f6630"/>
    </style:style>
    <style:style style:name="T2" style:family="text">
      <style:text-properties officeooo:rsid="00100b21"/>
    </style:style>
    <style:style style:name="T3" style:family="text">
      <style:text-properties officeooo:rsid="0011bc10"/>
    </style:style>
    <style:style style:name="T4" style:family="text">
      <style:text-properties officeooo:rsid="00127f22"/>
    </style:style>
    <style:style style:name="T5" style:family="text">
      <style:text-properties officeooo:rsid="0013f054"/>
    </style:style>
    <style:style style:name="T6" style:family="text">
      <style:text-properties officeooo:rsid="0018b8a2"/>
    </style:style>
    <style:style style:name="T7" style:family="text">
      <style:text-properties officeooo:rsid="00199abb"/>
    </style:style>
    <style:style style:name="T8" style:family="text">
      <style:text-properties officeooo:rsid="001ae959"/>
    </style:style>
    <style:style style:name="T9" style:family="text">
      <style:text-properties officeooo:rsid="001c1033"/>
    </style:style>
    <style:style style:name="T10" style:family="text">
      <style:text-properties officeooo:rsid="001d9c44"/>
    </style:style>
    <style:style style:name="T11" style:family="text">
      <style:text-properties officeooo:rsid="001f3c27"/>
    </style:style>
    <style:style style:name="T12" style:family="text">
      <style:text-properties officeooo:rsid="0020e0d1"/>
    </style:style>
    <style:style style:name="T13" style:family="text">
      <style:text-properties officeooo:rsid="0022208c"/>
    </style:style>
    <style:style style:name="T14" style:family="text">
      <style:text-properties officeooo:rsid="0022453e"/>
    </style:style>
    <style:style style:name="T15" style:family="text">
      <style:text-properties officeooo:rsid="0023c14a"/>
    </style:style>
    <style:style style:name="T16" style:family="text">
      <style:text-properties fo:font-style="italic" officeooo:rsid="0023c14a" style:font-style-asian="italic" style:font-style-complex="italic"/>
    </style:style>
    <style:style style:name="T17" style:family="text">
      <style:text-properties fo:font-style="italic" officeooo:rsid="005fad81" style:font-style-asian="italic" style:font-style-complex="italic"/>
    </style:style>
    <style:style style:name="T18" style:family="text">
      <style:text-properties fo:font-style="italic" officeooo:rsid="0061a894" style:font-style-asian="italic" style:font-style-complex="italic"/>
    </style:style>
    <style:style style:name="T19" style:family="text">
      <style:text-properties fo:font-style="italic" officeooo:rsid="00808011" style:font-style-asian="italic" style:font-style-complex="italic"/>
    </style:style>
    <style:style style:name="T20" style:family="text">
      <style:text-properties fo:font-style="italic" officeooo:rsid="0085840c" style:font-style-asian="italic" style:font-style-complex="italic"/>
    </style:style>
    <style:style style:name="T21" style:family="text">
      <style:text-properties fo:font-style="italic" officeooo:rsid="00892dca" style:font-style-asian="italic" style:font-style-complex="italic"/>
    </style:style>
    <style:style style:name="T22" style:family="text">
      <style:text-properties fo:font-style="italic" officeooo:rsid="0093ee01"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23c14a" style:font-style-asian="normal" style:font-style-complex="normal"/>
    </style:style>
    <style:style style:name="T25" style:family="text">
      <style:text-properties fo:font-style="normal" officeooo:rsid="0024e4ff" style:font-style-asian="normal" style:font-style-complex="normal"/>
    </style:style>
    <style:style style:name="T26" style:family="text">
      <style:text-properties fo:font-style="normal" officeooo:rsid="0025607c" style:font-style-asian="normal" style:font-style-complex="normal"/>
    </style:style>
    <style:style style:name="T27" style:family="text">
      <style:text-properties fo:font-style="normal" officeooo:rsid="0026f7ca" style:font-style-asian="normal" style:font-style-complex="normal"/>
    </style:style>
    <style:style style:name="T28" style:family="text">
      <style:text-properties fo:font-style="normal" officeooo:rsid="002755d8" style:font-style-asian="normal" style:font-style-complex="normal"/>
    </style:style>
    <style:style style:name="T29" style:family="text">
      <style:text-properties fo:font-style="normal" officeooo:rsid="00293636" style:font-style-asian="normal" style:font-style-complex="normal"/>
    </style:style>
    <style:style style:name="T30" style:family="text">
      <style:text-properties fo:font-style="normal" officeooo:rsid="002b16cb" style:font-style-asian="normal" style:font-style-complex="normal"/>
    </style:style>
    <style:style style:name="T31" style:family="text">
      <style:text-properties fo:font-style="normal" officeooo:rsid="002d14b3" style:font-style-asian="normal" style:font-style-complex="normal"/>
    </style:style>
    <style:style style:name="T32" style:family="text">
      <style:text-properties fo:font-style="normal" officeooo:rsid="002f42e9" style:font-style-asian="normal" style:font-style-complex="normal"/>
    </style:style>
    <style:style style:name="T33" style:family="text">
      <style:text-properties fo:font-style="normal" officeooo:rsid="0030f69b" style:font-style-asian="normal" style:font-style-complex="normal"/>
    </style:style>
    <style:style style:name="T34" style:family="text">
      <style:text-properties fo:font-style="normal" officeooo:rsid="003293cb" style:font-style-asian="normal" style:font-style-complex="normal"/>
    </style:style>
    <style:style style:name="T35" style:family="text">
      <style:text-properties fo:font-style="normal" officeooo:rsid="0034681f" style:font-style-asian="normal" style:font-style-complex="normal"/>
    </style:style>
    <style:style style:name="T36" style:family="text">
      <style:text-properties fo:font-style="normal" officeooo:rsid="0036237f" style:font-style-asian="normal" style:font-style-complex="normal"/>
    </style:style>
    <style:style style:name="T37" style:family="text">
      <style:text-properties fo:font-style="normal" officeooo:rsid="00375aae" style:font-style-asian="normal" style:font-style-complex="normal"/>
    </style:style>
    <style:style style:name="T38" style:family="text">
      <style:text-properties fo:font-style="normal" officeooo:rsid="00388be3" style:font-style-asian="normal" style:font-style-complex="normal"/>
    </style:style>
    <style:style style:name="T39" style:family="text">
      <style:text-properties fo:font-style="normal" officeooo:rsid="003924f0" style:font-style-asian="normal" style:font-style-complex="normal"/>
    </style:style>
    <style:style style:name="T40" style:family="text">
      <style:text-properties fo:font-style="normal" officeooo:rsid="00399ea0" style:font-style-asian="normal" style:font-style-complex="normal"/>
    </style:style>
    <style:style style:name="T41" style:family="text">
      <style:text-properties fo:font-style="normal" officeooo:rsid="003a78f5" style:font-style-asian="normal" style:font-style-complex="normal"/>
    </style:style>
    <style:style style:name="T42" style:family="text">
      <style:text-properties fo:font-style="normal" officeooo:rsid="003b07a8" style:font-style-asian="normal" style:font-style-complex="normal"/>
    </style:style>
    <style:style style:name="T43" style:family="text">
      <style:text-properties fo:font-style="normal" officeooo:rsid="003e6e11" style:font-style-asian="normal" style:font-style-complex="normal"/>
    </style:style>
    <style:style style:name="T44" style:family="text">
      <style:text-properties fo:font-style="normal" officeooo:rsid="003ef608" style:font-style-asian="normal" style:font-style-complex="normal"/>
    </style:style>
    <style:style style:name="T45" style:family="text">
      <style:text-properties fo:font-style="normal" officeooo:rsid="003fa514" style:font-style-asian="normal" style:font-style-complex="normal"/>
    </style:style>
    <style:style style:name="T46" style:family="text">
      <style:text-properties fo:font-style="normal" officeooo:rsid="0040c077" style:font-style-asian="normal" style:font-style-complex="normal"/>
    </style:style>
    <style:style style:name="T47" style:family="text">
      <style:text-properties fo:font-style="normal" officeooo:rsid="0041f34b" style:font-style-asian="normal" style:font-style-complex="normal"/>
    </style:style>
    <style:style style:name="T48" style:family="text">
      <style:text-properties fo:font-style="normal" officeooo:rsid="00455676" style:font-style-asian="normal" style:font-style-complex="normal"/>
    </style:style>
    <style:style style:name="T49" style:family="text">
      <style:text-properties fo:font-style="normal" officeooo:rsid="00432c79" style:font-style-asian="normal" style:font-style-complex="normal"/>
    </style:style>
    <style:style style:name="T50" style:family="text">
      <style:text-properties fo:font-style="normal" officeooo:rsid="0047638f" style:font-style-asian="normal" style:font-style-complex="normal"/>
    </style:style>
    <style:style style:name="T51" style:family="text">
      <style:text-properties fo:font-style="normal" officeooo:rsid="004884f7" style:font-style-asian="normal" style:font-style-complex="normal"/>
    </style:style>
    <style:style style:name="T52" style:family="text">
      <style:text-properties officeooo:rsid="00432c79"/>
    </style:style>
    <style:style style:name="T53" style:family="text">
      <style:text-properties officeooo:rsid="0043df19"/>
    </style:style>
    <style:style style:name="T54" style:family="text">
      <style:text-properties officeooo:rsid="004446a4"/>
    </style:style>
    <style:style style:name="T55" style:family="text">
      <style:text-properties officeooo:rsid="00455676"/>
    </style:style>
    <style:style style:name="T56" style:family="text">
      <style:text-properties officeooo:rsid="004aa9bc"/>
    </style:style>
    <style:style style:name="T57" style:family="text">
      <style:text-properties officeooo:rsid="004c2dc0"/>
    </style:style>
    <style:style style:name="T58" style:family="text">
      <style:text-properties officeooo:rsid="004d3c8a"/>
    </style:style>
    <style:style style:name="T59" style:family="text">
      <style:text-properties officeooo:rsid="004eb20a"/>
    </style:style>
    <style:style style:name="T60" style:family="text">
      <style:text-properties officeooo:rsid="0050ec5e"/>
    </style:style>
    <style:style style:name="T61" style:family="text">
      <style:text-properties officeooo:rsid="00546d7c"/>
    </style:style>
    <style:style style:name="T62" style:family="text">
      <style:text-properties officeooo:rsid="0054f703"/>
    </style:style>
    <style:style style:name="T63" style:family="text">
      <style:text-properties officeooo:rsid="00550959"/>
    </style:style>
    <style:style style:name="T64" style:family="text">
      <style:text-properties officeooo:rsid="0055e9f6"/>
    </style:style>
    <style:style style:name="T65" style:family="text">
      <style:text-properties officeooo:rsid="00567da9"/>
    </style:style>
    <style:style style:name="T66" style:family="text">
      <style:text-properties officeooo:rsid="0058390b"/>
    </style:style>
    <style:style style:name="T67" style:family="text">
      <style:text-properties officeooo:rsid="005a1e13"/>
    </style:style>
    <style:style style:name="T68" style:family="text">
      <style:text-properties officeooo:rsid="005b38bb"/>
    </style:style>
    <style:style style:name="T69" style:family="text">
      <style:text-properties officeooo:rsid="005c5e22"/>
    </style:style>
    <style:style style:name="T70" style:family="text">
      <style:text-properties officeooo:rsid="005e2dfe"/>
    </style:style>
    <style:style style:name="T71" style:family="text">
      <style:text-properties officeooo:rsid="005fad81"/>
    </style:style>
    <style:style style:name="T72" style:family="text">
      <style:text-properties officeooo:rsid="00604ea6"/>
    </style:style>
    <style:style style:name="T73" style:family="text">
      <style:text-properties officeooo:rsid="0061a894"/>
    </style:style>
    <style:style style:name="T74" style:family="text">
      <style:text-properties officeooo:rsid="0062bab3"/>
    </style:style>
    <style:style style:name="T75" style:family="text">
      <style:text-properties officeooo:rsid="006315f5"/>
    </style:style>
    <style:style style:name="T76" style:family="text">
      <style:text-properties officeooo:rsid="00647eb6"/>
    </style:style>
    <style:style style:name="T77" style:family="text">
      <style:text-properties officeooo:rsid="0065b415"/>
    </style:style>
    <style:style style:name="T78" style:family="text">
      <style:text-properties officeooo:rsid="00676597"/>
    </style:style>
    <style:style style:name="T79" style:family="text">
      <style:text-properties officeooo:rsid="00685b2d"/>
    </style:style>
    <style:style style:name="T80" style:family="text">
      <style:text-properties officeooo:rsid="006a02ff"/>
    </style:style>
    <style:style style:name="T81" style:family="text">
      <style:text-properties officeooo:rsid="006b20ac"/>
    </style:style>
    <style:style style:name="T82" style:family="text">
      <style:text-properties officeooo:rsid="006c48c5"/>
    </style:style>
    <style:style style:name="T83" style:family="text">
      <style:text-properties officeooo:rsid="006c7478"/>
    </style:style>
    <style:style style:name="T84" style:family="text">
      <style:text-properties officeooo:rsid="006d9e11"/>
    </style:style>
    <style:style style:name="T85" style:family="text">
      <style:text-properties officeooo:rsid="006e42ac"/>
    </style:style>
    <style:style style:name="T86" style:family="text">
      <style:text-properties officeooo:rsid="006f8ce1"/>
    </style:style>
    <style:style style:name="T87" style:family="text">
      <style:text-properties officeooo:rsid="006fa5be"/>
    </style:style>
    <style:style style:name="T88" style:family="text">
      <style:text-properties officeooo:rsid="0070bc62"/>
    </style:style>
    <style:style style:name="T89" style:family="text">
      <style:text-properties officeooo:rsid="00714358"/>
    </style:style>
    <style:style style:name="T90" style:family="text">
      <style:text-properties officeooo:rsid="00730465"/>
    </style:style>
    <style:style style:name="T91" style:family="text">
      <style:text-properties officeooo:rsid="0074be1c"/>
    </style:style>
    <style:style style:name="T92" style:family="text">
      <style:text-properties officeooo:rsid="0076522e"/>
    </style:style>
    <style:style style:name="T93" style:family="text">
      <style:text-properties officeooo:rsid="00766667"/>
    </style:style>
    <style:style style:name="T94" style:family="text">
      <style:text-properties officeooo:rsid="007754b1"/>
    </style:style>
    <style:style style:name="T95" style:family="text">
      <style:text-properties officeooo:rsid="0078ff2e"/>
    </style:style>
    <style:style style:name="T96" style:family="text">
      <style:text-properties officeooo:rsid="0079ac66"/>
    </style:style>
    <style:style style:name="T97" style:family="text">
      <style:text-properties officeooo:rsid="0079cdba"/>
    </style:style>
    <style:style style:name="T98" style:family="text">
      <style:text-properties officeooo:rsid="007aef84"/>
    </style:style>
    <style:style style:name="T99" style:family="text">
      <style:text-properties officeooo:rsid="007bc040"/>
    </style:style>
    <style:style style:name="T100" style:family="text">
      <style:text-properties officeooo:rsid="007be4cd"/>
    </style:style>
    <style:style style:name="T101" style:family="text">
      <style:text-properties officeooo:rsid="007cdf1b"/>
    </style:style>
    <style:style style:name="T102" style:family="text">
      <style:text-properties officeooo:rsid="007ebd93"/>
    </style:style>
    <style:style style:name="T103" style:family="text">
      <style:text-properties officeooo:rsid="00808011"/>
    </style:style>
    <style:style style:name="T104" style:family="text">
      <style:text-properties officeooo:rsid="0081dff4"/>
    </style:style>
    <style:style style:name="T105" style:family="text">
      <style:text-properties officeooo:rsid="0083ca94"/>
    </style:style>
    <style:style style:name="T106" style:family="text">
      <style:text-properties officeooo:rsid="00840be4"/>
    </style:style>
    <style:style style:name="T107" style:family="text">
      <style:text-properties officeooo:rsid="0085840c"/>
    </style:style>
    <style:style style:name="T108" style:family="text">
      <style:text-properties officeooo:rsid="0085e3fe"/>
    </style:style>
    <style:style style:name="T109" style:family="text">
      <style:text-properties officeooo:rsid="0087c5bf"/>
    </style:style>
    <style:style style:name="T110" style:family="text">
      <style:text-properties officeooo:rsid="00881226"/>
    </style:style>
    <style:style style:name="T111" style:family="text">
      <style:text-properties officeooo:rsid="008844bf"/>
    </style:style>
    <style:style style:name="T112" style:family="text">
      <style:text-properties officeooo:rsid="00889a2d"/>
    </style:style>
    <style:style style:name="T113" style:family="text">
      <style:text-properties officeooo:rsid="00892dca"/>
    </style:style>
    <style:style style:name="T114" style:family="text">
      <style:text-properties officeooo:rsid="008ad62f"/>
    </style:style>
    <style:style style:name="T115" style:family="text">
      <style:text-properties officeooo:rsid="008cd01d"/>
    </style:style>
    <style:style style:name="T116" style:family="text">
      <style:text-properties officeooo:rsid="008ce799"/>
    </style:style>
    <style:style style:name="T117" style:family="text">
      <style:text-properties officeooo:rsid="008db022"/>
    </style:style>
    <style:style style:name="T118" style:family="text">
      <style:text-properties officeooo:rsid="008e8713"/>
    </style:style>
    <style:style style:name="T119" style:family="text">
      <style:text-properties officeooo:rsid="008ee73d"/>
    </style:style>
    <style:style style:name="T120" style:family="text">
      <style:text-properties officeooo:rsid="008fdf0e"/>
    </style:style>
    <style:style style:name="T121" style:family="text">
      <style:text-properties officeooo:rsid="0091368b"/>
    </style:style>
    <style:style style:name="T122" style:family="text">
      <style:text-properties officeooo:rsid="0092a54e"/>
    </style:style>
    <style:style style:name="T123" style:family="text">
      <style:text-properties officeooo:rsid="0093ee01"/>
    </style:style>
    <style:style style:name="T124" style:family="text">
      <style:text-properties officeooo:rsid="009496a0"/>
    </style:style>
    <style:style style:name="T125" style:family="text">
      <style:text-properties officeooo:rsid="00957545"/>
    </style:style>
    <style:style style:name="T126" style:family="text">
      <style:text-properties officeooo:rsid="00967518"/>
    </style:style>
    <style:style style:name="T127" style:family="text">
      <style:text-properties officeooo:rsid="00969502"/>
    </style:style>
    <style:style style:name="T128" style:family="text">
      <style:text-properties officeooo:rsid="0098759d"/>
    </style:style>
    <style:style style:name="T129" style:family="text">
      <style:text-properties officeooo:rsid="0098b3ae"/>
    </style:style>
    <style:style style:name="T130" style:family="text">
      <style:text-properties officeooo:rsid="009a600b"/>
    </style:style>
    <style:style style:name="T131" style:family="text">
      <style:text-properties officeooo:rsid="009bc979"/>
    </style:style>
    <style:style style:name="T132" style:family="text">
      <style:text-properties officeooo:rsid="009d96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bjects In Motion</text:p>
      <text:p text:style-name="P3">210</text:p>
      <text:p text:style-name="P4">by Kyle Eggleston</text:p>
      <text:p text:style-name="P4"/>
      <text:h text:style-name="Heading_20_1" text:outline-level="1">Two Lifetimes Ago</text:h>
      <text:p text:style-name="P6"><text:tab/>Nokev stood on the balcony of an alien world. He watched as the three moons were setting and the sun was rising. Life out on The Rim wasn’t as glamorous as it seemed. Back home he had a steady flow of income, out here he had to fight for survival every day. Nokev wouldn’t miss it for the world, it was truly a sight to behold.</text:p>
      <text:p text:style-name="P6"><text:tab/>It had been <text:span text:style-name="T2">fifty</text:span> years since he had left his home world of Shuka behind. <text:span text:style-name="T3">Fifty</text:span> years of exploring whatever was out there to be explored. <text:span text:style-name="T3">Fifty years away from his wife and daughter, he assumed Norev was dead by now according to Shuka lifespans.</text:span> Nokev had his run-ins with hostile aliens and the like, but always managed to find a way around them or through them.</text:p>
      <text:p text:style-name="P6"><text:tab/><text:span text:style-name="T1">The Rim was full of wondrous things to experience. There never was a dull moment for Nokev, he was always excited to see what was out there.</text:span></text:p>
      <text:p text:style-name="P6"><text:tab/><text:span text:style-name="T4">Feeling an arm wrap around him, Nokev smiled. She was awake.</text:span></text:p>
      <text:p text:style-name="P6"><text:tab/>“<text:span text:style-name="T4">You’re up early.” Alicia said.</text:span></text:p>
      <text:p text:style-name="P6"><text:tab/><text:span text:style-name="T4">Nokev breathed in the sunlight and exhaled. “Yeah, I couldn’t sleep. You know how it is on this planet. Hardly any rest when there are things to do.”</text:span></text:p>
      <text:p text:style-name="P6"><text:tab/><text:span text:style-name="T4">Alicia laughed at the thought. “Things to do huh? Am I one of those things?”</text:span></text:p>
      <text:p text:style-name="P6"><text:tab/><text:span text:style-name="T4">Nokev turned to face her. “No of course not.” He answered. “You are so much more than that my dear.” He kissed her. </text:span><text:span text:style-name="T5">Nokev didn’t feel any shame in finding another mate, it had been fifty years as it was. He wasn’t aging and couldn’t be expected to be celibate for the rest of his life. He had to move on. Time moved on, why wouldn’t he move on with it?</text:span></text:p>
      <text:p text:style-name="P6"><text:tab/><text:span text:style-name="T6">Alicia looked at Nokev. “So, you don’t age.” She said. “Why exactly is that?”</text:span></text:p>
      <text:p text:style-name="P6"><text:tab/><text:span text:style-name="T6">Nokev shrugged. “Some think it’s to do with my FTL drive I designed. Others believe it has to do with a little known planet I stumbled upon years ago when I first came out to The Rim. I stayed on that planet for over ten years before leaving, something in their atmosphere slows the aging process, I think.” He paused. “It doesn’t </text:span><text:span text:style-name="T7">completely stop aging, I do age. I just don’t age like other aliens do.” He shrugged </text:span><text:span text:style-name="T8">again. “That’s all I know.”</text:span></text:p>
      <text:p text:style-name="P6"><text:soft-page-break/><text:tab/><text:span text:style-name="T9">Alicia nodded. “Makes sense, kinda. Maybe you should take me there sometime.”</text:span></text:p>
      <text:p text:style-name="P6"><text:tab/><text:span text:style-name="T9">Nokev smiled. “Well that would be difficult to do, their sun went supernova around twenty years ago. Or so I hear. Could be a lie, could be true. I haven’t been back to check. I’m too afraid of any radiation left over that might muck with my engines or my life. </text:span><text:span text:style-name="T10">It’s just too dangerous.</text:span><text:span text:style-name="T9">”</text:span></text:p>
      <text:p text:style-name="P6"><text:tab/>“<text:span text:style-name="T10">I see.” Alicia said frowning. “I get to grow old, and you just … age slowly. I’ll die before you know it just like your wife.” She froze. “I’m sorry, I didn’t mean it.” Alicia raised her hands to her eyes to hide from her shame.</text:span></text:p>
      <text:p text:style-name="P6"><text:tab/><text:span text:style-name="T10">Nokev rubbed Alicia’s back. “Don’t worry about that. I know you didn’t mean anything by it. She’s been dead for a while now, I’ve been away for a while now. Nothings changed, I’m still the same man you met two years ago.”</text:span></text:p>
      <text:p text:style-name="P6"><text:tab/>“<text:span text:style-name="T11">You’re like an object in motion.” Alicia said. “Except then you met me and became an object at rest. My friction just got too much for you it would seem.” She teased. “</text:span><text:span text:style-name="T12">But now, you want to get back on the road as it were.”</text:span></text:p>
      <text:p text:style-name="P6"><text:tab/><text:span text:style-name="T12">Nokev stopped smiling. Was he that transparent? He was curious by nature, he was a scientist turned explorer it would appear. </text:span><text:span text:style-name="T13">Talk about an eye opener. What was he doing? He wasn’t meant to settle down, not now. Nokev was out there to explore, to experience all The Rim had to offer.</text:span></text:p>
      <text:p text:style-name="P6"><text:tab/>“<text:span text:style-name="T14">You could come with me.” Nokev offered. It hadn’t been the first time he offered such a solution to their problem, her wanting to stay and him wanting to go. </text:span><text:span text:style-name="T15">He wished she </text:span><text:span text:style-name="T16">could</text:span><text:span text:style-name="T24"> go with him and venture out on The Rim, but there was nothing he could do or say to change her mind.</text:span></text:p>
      <text:p text:style-name="P6"><text:span text:style-name="T24"><text:tab/>“I have a small moon to run.” Alicia said. “You knew this when you met me. It’s how we met!” She exclaimed. </text:span><text:span text:style-name="T25">Alicia remembered the day they met. Nokev was about out of </text:span><text:span text:style-name="T29">fuel</text:span><text:span text:style-name="T25"> for his craft and was on a collision course with her moon. Luckily she had a tractor beam that slowed his descent and managed to stop him before he crashed. It took her a year to wear him down, but she finally managed to get him to like her. </text:span><text:span text:style-name="T26">Well he obviously didn’t like her enough, he wanted to leave. </text:span><text:span text:style-name="T27">She folded her arms.</text:span></text:p>
      <text:p text:style-name="P6"><text:span text:style-name="T27"><text:tab/>Nokev sighed. “Yeah I know how this conversation goes.” He said. “Of course your moon has to come first, I understand that. </text:span><text:span text:style-name="T28">But you know me, I can’t stay in one place for too long. I have to get going.”</text:span></text:p>
      <text:p text:style-name="P7"><text:tab/>Alicia frowned. “I thought we had something special.” She said. “I thought that you had changed your mind about exploring The Rim. But that appears not to be the case.”</text:p>
      <text:p text:style-name="P7"><text:tab/>Nokev scoffed at the thought. “You wanted to change me.” He accused Alicia. “If you didn’t like me for who I am, why not say anything?!”</text:p>
      <text:p text:style-name="P6"><text:soft-page-break/><text:span text:style-name="T28"><text:tab/>Alicia was speechless. She stared at Nokev for a moment and then finally answered him. “</text:span><text:span text:style-name="T29">Well I thought you would have wanted to spend the rest of your life with me.” Alicia frowned. “But I guess that’s not in the cards for us. When do you plan on leaving?”</text:span></text:p>
      <text:p text:style-name="P6"><text:span text:style-name="T29"><text:tab/></text:span><text:span text:style-name="T30">Nokev ran his fingers through his hair and shook his head. “I don’t know yet.” He said. “Soon, I know it’s soon. I can’t stay here. I belong out there.”</text:span></text:p>
      <text:p text:style-name="P6"><text:span text:style-name="T30"><text:tab/></text:span><text:span text:style-name="T31">Alicia shed a tear.</text:span></text:p>
      <text:h text:style-name="Heading_20_1" text:outline-level="1"><text:span text:style-name="T31">O</text:span><text:span text:style-name="T23">ne Lifetime Ago</text:span></text:h>
      <text:p text:style-name="Text_20_body"><text:span text:style-name="T23"><text:tab/></text:span><text:span text:style-name="T32">Obshi was on patrol, it was daytime on Shuka. Prisoners were given a bit of a leeway during the day. They could go anywhere they wanted to within reason. But once curfew hit, they had to be indoors. It was way too early, so curfew wasn’t to be had for hours. </text:span><text:span text:style-name="T33">He took his daytime to patrol the city borders, see anything new, keep track of things that didn’t make sense. Those kinds of things.</text:span></text:p>
      <text:p text:style-name="Text_20_body"><text:span text:style-name="T33"><text:tab/></text:span><text:span text:style-name="T34">He had made a few friends along his journeys. Some of the Shukan people believed in the same ideals Obshi did. </text:span><text:span text:style-name="T35">They wanted a free Shuka, a safe Shuka. A Shuka void of any Dubor soldiers always taking them away and killing them. </text:span><text:span text:style-name="T36">If the Dubor soldiers had their way, there wouldn’t be any Shukan people left on the planet. They would have killed them all when they arrived. </text:span><text:span text:style-name="T37">But their leaders had other plans in store for the population, killing only when necessary.</text:span></text:p>
      <text:p text:style-name="Text_20_body"><text:span text:style-name="T37"><text:tab/></text:span><text:span text:style-name="T38">As Obshi walked, he passed by several shopkeepers. </text:span><text:span text:style-name="T40">It had been over a since he had walked past them. </text:span><text:span text:style-name="T39">He was surprised to see so many shopkeepers still out on the streets considering the conditions they were currently facing. </text:span><text:span text:style-name="T40">Stopping at a fruit stand Obshi picked up a Aguti Fruit. It was sweet to the taste, he enjoyed the smells of fresh fruit.</text:span></text:p>
      <text:p text:style-name="P9"><text:tab/>The man attending tot he stand smiled at Obshi. “Obshi! Good to see you, haven’t seen you in this section in a while.”</text:p>
      <text:p text:style-name="P8"><text:span text:style-name="T40"><text:tab/>Obshi </text:span><text:span text:style-name="T41">returned the smile politely. “</text:span><text:span text:style-name="T42">Quoth, it has been a while hasn’t it. I remember my mother visiting your stand on a daily basis. She would always <text:s/>bring home fresh </text:span><text:span text:style-name="T40">Aguti</text:span><text:span text:style-name="T42"> Fruit. Those were some good times I tell you, good times indeed. Gosh I miss her.”</text:span></text:p>
      <text:p text:style-name="P8"><text:span text:style-name="T42"><text:tab/></text:span><text:span text:style-name="T43">Quoth nodded his head. “I too dear friend. Your mother was one of a kind. A shame what happened to her. The Dubor will pay for their wickedness.” He paused. They would pay, how they would pay he did not know but knew it needed to happen and soon.</text:span></text:p>
      <text:p text:style-name="P8"><text:span text:style-name="T43"><text:tab/>“</text:span><text:span text:style-name="T44">We have been under their thumb for nearly one hundred years.” Obshi said. “I have an idea of how to get rid of them, but it will take much more than the likes of you and me. We are going to need an army.”</text:span></text:p>
      <text:p text:style-name="P8"><text:span text:style-name="T44"><text:tab/></text:span><text:span text:style-name="T45">Quoth laughed at the thought. “What are you talking about? An army?! Where are we going to build an army?”</text:span></text:p>
      <text:p text:style-name="P8"><text:soft-page-break/><text:span text:style-name="T45"><text:tab/>Obshi looked and gestured around him. “Everywhere my friend, from everywhere. </text:span><text:span text:style-name="T46">We just have to gather them all up and arm them with any weapon we can find.</text:span><text:span text:style-name="T45">” </text:span><text:span text:style-name="T46">He paused. Yes this plan of his was going to work. “We just have to get the volunteers needed to make this work.” </text:span><text:span text:style-name="T47">Obshi smiled taking a bite of the fruit in his hands. “I’ll be in touch.” He walked away.</text:span></text:p>
      <text:h text:style-name="Heading_20_1" text:outline-level="1">March 2247, <text:span text:style-name="T52">Crimson Gamma</text:span></text:h>
      <text:p text:style-name="Text_20_body"><text:tab/><text:span text:style-name="T52">Obshi sat across from Norev. “That’s when I knew we had a fighting chance. That we could take down the Dubor once and for good. </text:span><text:span text:style-name="T53">Eventually we made that dream become a reality.</text:span><text:span text:style-name="T52">” </text:span><text:span text:style-name="T54">He sighed. “Quoth was my best friend, I miss him.”</text:span></text:p>
      <text:p text:style-name="Text_20_body"><text:tab/><text:span text:style-name="T55">Norev took a sip of her tea and leaned forward. They</text:span><text:span text:style-name="T49"> </text:span><text:span text:style-name="T48">were sitting in the officer’s mess. A place usually meant for officers and crew of the space station, but Norev enjoyed visiting there herself from time to time. “</text:span><text:span text:style-name="T50">Sounds like a good friend to have.” She said. “</text:span><text:span text:style-name="T51">The two of you were fighting for something good, something that needed to be accomplished and did it.”</text:span></text:p>
      <text:p text:style-name="P10"><text:tab/>Obshi nodded. “Yeah, we did.” He affirmed. “<text:span text:style-name="T56">We defeated the Dubor and fought them back to their home world, well until now. They seem to have come out from their hiding place and want to start things up again.”</text:span></text:p>
      <text:p text:style-name="P10"><text:tab/>“<text:span text:style-name="T56">Not with us </text:span><text:span text:style-name="T61">supposedly</text:span><text:span text:style-name="T56">.” Norev said, </text:span><text:span text:style-name="T61">unconvinced</text:span><text:span text:style-name="T56">. “Earth caused a treaty to come between them, and we are included in that n</text:span><text:span text:style-name="T62">e</text:span><text:span text:style-name="T56">w, I wouldn’t call it a friendship … but it’s something new, that’s for sure.” She paused, would they really be safe as the Earthlings promised? Time would tell, that much was certain.</text:span></text:p>
      <text:p text:style-name="P10"><text:tab/><text:span text:style-name="T57">Obshi wasn’t convinced. “I’m not sure I feel comfortable with that. I know I won’t be sleeping easy at night if they are out there doing whatever they want. No treaty will stop that.” </text:span><text:span text:style-name="T58">Obshi breathed in, he didn’t like thinking of the Dubor as anything but the enemy. They might change their ways, but deep down inside they were still the evil race that took over his home world. </text:span><text:span text:style-name="T59">Once a threat, always a threat.</text:span></text:p>
      <text:p text:style-name="P10"><text:tab/><text:span text:style-name="T60">Taking a bite of her lunch, Norev thought about Obshi’s words. How could they trust anything the Dubor would say to them? </text:span><text:span text:style-name="T61">The Dubor were the enemy, they could not be trusted. Words of truce meant nothing to Norev </text:span><text:span text:style-name="T63">even though it was backed by paper and signatures all official like. </text:span><text:span text:style-name="T64">Shuka’s history with the Dubor ran deep. Her hatred of the Dubor ran deep. There was one Dubor she did trust though, Captain O’Brien. Oh how she missed his presence on the station. </text:span><text:span text:style-name="T65">But times moved on.</text:span></text:p>
      <text:p text:style-name="P10"><text:tab/><text:span text:style-name="T66">The new commanding officer of Crimson Gamma was a by the book no bullshit commander. If you didn’t follow the rules to the letter, you were left out to dry. There was a nasty rumor going around that he was actually General Tague’s lover at one point. But that could just be a rumor, who really knew what Major Travis Johnson was all about as it was. Norev didn’t have a clue how it would go down, but she wanted to know more about the guy who was running the place.</text:span></text:p>
      <text:p text:style-name="P10"><text:soft-page-break/><text:tab/>“<text:span text:style-name="T67">Speaking of change.” Obshi said as though he was reading Norev’s mind. “</text:span><text:span text:style-name="T68">How about that new Major that’s running things around here? I’ve heard some unpleasant things about him, and I’m not talking about which side of the war he was on. Let Earth have their Civil War, I don’t care for it much. </text:span><text:span text:style-name="T69">All they ever do is talk about it like it’s still going on.</text:span><text:span text:style-name="T68">”</text:span></text:p>
      <text:p text:style-name="P10"><text:tab/><text:span text:style-name="T69">Norev smirked. “Yeah, the humans do like to talk about the past a lot don’t they. Well so do we, we tend to talk about Dubor’s rule over our world. I don’t see how it’s any different.” </text:span><text:span text:style-name="T70">She waved her hand. .”So, what have you heard about Major Johnson?”</text:span></text:p>
      <text:p text:style-name="P10"><text:tab/><text:span text:style-name="T70">Obshi sipped his drink, it was something called coffee. He was rather fond of it. “</text:span><text:span text:style-name="T71">What indeed.” He said. “Travis, as I like to call him.”</text:span></text:p>
      <text:p text:style-name="P10"><text:tab/><text:span text:style-name="T71">Norev laughed. “Well that </text:span><text:span text:style-name="T17">is</text:span><text:span text:style-name="T71"> his name.”</text:span></text:p>
      <text:p text:style-name="P10"><text:tab/>“<text:span text:style-name="T71">Right.” Obshi agreed. “Well Travis supposedly escaped the Earth Civil War. He didn’t even serve in it, he didn’t fight. I find that to be quite amusing. Seems he runs at the sight of trouble. </text:span><text:span text:style-name="T72">We have a coward at the helm of this blasted station.</text:span><text:span text:style-name="T71">” </text:span><text:span text:style-name="T72">He laughed.</text:span></text:p>
      <text:p text:style-name="P10"><text:tab/>“<text:span text:style-name="T73">Really.” Norev responded. “I wish that gave me some sort of comfort, but it doesn’t. If he’s not willing to face up to a fight and he’s supposed to protect us here, well that just won’t do if he </text:span><text:span text:style-name="T18">won’t</text:span><text:span text:style-name="T73"> do anything about it.” </text:span><text:span text:style-name="T74">She leaned back in her chair.</text:span></text:p>
      <text:p text:style-name="P10"><text:tab/>“<text:span text:style-name="T75">Major Johnson to Obshi and Norev, I’d like to see you both in my office immediately.” Travis’s voice came over the comm unit.</text:span></text:p>
      <text:p text:style-name="P10"><text:tab/><text:span text:style-name="T75">Obshi looked at Norev and smiled. “The humans have a phrase, speak of the devil.” He said. “The devil just called.”</text:span></text:p>
      <text:p text:style-name="P10"><text:tab/><text:span text:style-name="T75">Standing from the table they left the Officer’s Mess and headed towards the nearest Transport Tube. </text:span><text:span text:style-name="T76">They wondered what the major wanted of them. They would soon find out. </text:span><text:span text:style-name="T77">They had been through three station commanders in the past year and a half and were growing tired of change. </text:span><text:span text:style-name="T78">The Shuka people didn’t do well with change in general. </text:span><text:span text:style-name="T79">It was their nature.</text:span></text:p>
      <text:p text:style-name="P10"><text:tab/><text:span text:style-name="T80">Moments later Obshi and Norev entered a dark office. Sitting at his desk basked in the glow of his computer screen was Major Travis Johnson. He watched as the aliens entered his office and frowned. They actually paid him a visit. Travis knew he had requested their presence, but didn’t really want to speak with either of them.</text:span></text:p>
      <text:p text:style-name="P10"><text:tab/>“<text:span text:style-name="T81">Come in.” Johnson said. “I’d offer you a seat, but my predecessor wasn’t too keen on chairs it would seem. I’m in the process of fixing that.” </text:span><text:span text:style-name="T82">He paused as he finished writing up a report. “So please come in and stand.”</text:span></text:p>
      <text:p text:style-name="P10"><text:tab/><text:span text:style-name="T83">Obshi and Norev walked further into the office and stood in front of the major’s desk.</text:span></text:p>
      <text:p text:style-name="P10"><text:tab/><text:span text:style-name="T84">Travis looked at them and cleared his throat. “The reason I’ve called you here is to tell you I know there are several rumors going around about me.” He said. “Some of them are quite nasty to be </text:span><text:soft-page-break/><text:span text:style-name="T84">honest, I’ve found some of them even quite amusing.” Travis sighed. “Have either of you heard anything about me?”</text:span></text:p>
      <text:p text:style-name="P10"><text:tab/><text:span text:style-name="T84">Obshi and Norev shared a look. </text:span><text:span text:style-name="T85">They were thinking the same thing. Do they tell the commanding officer of the station they’re living on that they had indeed heard rumors about him? </text:span><text:span text:style-name="T86">There were so many rumors they had heard, which ones would they choose to share with the major? </text:span><text:span text:style-name="T87">Obshi cleared his throat.</text:span></text:p>
      <text:p text:style-name="P10"><text:tab/>“<text:span text:style-name="T87">Yes, we have actually.” Obshi finally said. “</text:span><text:span text:style-name="T88">Both of us have.”</text:span></text:p>
      <text:p text:style-name="P10"><text:tab/><text:span text:style-name="T88">Travis laughed at the thought. The ambassadors of the planet he was protecting had heard things about him. Good, this was good news. “</text:span><text:span text:style-name="T89">Goes to show just how small of a station this is.” He said. “I made those rumors up myself and had them spread around the station. None of them are true.”</text:span></text:p>
      <text:p text:style-name="P10"><text:tab/><text:span text:style-name="T90">Obshi’s mouth dropped open.</text:span></text:p>
      <text:p text:style-name="P10"><text:tab/><text:span text:style-name="T90">Norev stared the major down.</text:span></text:p>
      <text:p text:style-name="P10"><text:tab/>“<text:span text:style-name="T90">You made them up.” Norev repeated </text:span><text:span text:style-name="T92">Major Johnson</text:span><text:span text:style-name="T91">. “</text:span><text:span text:style-name="T93">Why would you do that?”</text:span></text:p>
      <text:p text:style-name="P10"><text:tab/><text:span text:style-name="T93">Obshi folded his arms. “Yes Travis, why would you do that?”</text:span></text:p>
      <text:p text:style-name="P10"><text:tab/><text:span text:style-name="T94">Major Johnson smiled at the unsolicited use of his first name. </text:span><text:span text:style-name="T95">None of his officers would ever get away with calling him by his first name. Ambassadors were on a different level though. </text:span><text:span text:style-name="T96">They could basically do whatever they wanted, he was quickly learning this. </text:span><text:span text:style-name="T97">Taking over a space station was a far cry from a space ship of exploration.</text:span></text:p>
      <text:p text:style-name="P10"><text:tab/>“<text:span text:style-name="T98">Well, I just wanted to see how far they would go to be honest.” Travis said. “I apologize if it put a sour taste in your mouths.” He truly was sorry, to the outsider it would seem like an immature practical joke at best. “</text:span><text:span text:style-name="T99">I want4d to see what I was up against when I took command of this station. That’s all.”</text:span></text:p>
      <text:p text:style-name="P10"><text:tab/><text:span text:style-name="T100">Norev turned around and stared out the window to the garden down below. There were some children playing in the garden. She smiled at the thought. So peaceful that they felt they could be safe there during all the chaos that was happening on the station. </text:span><text:span text:style-name="T101">Oh to be innocent again, without a care in the world. Norev couldn’t ever go back to that phase of life again. It was too late for her.</text:span></text:p>
      <text:p text:style-name="P10"><text:tab/><text:span text:style-name="T102">Obshi just stood there with a blank look on his face. How was he supposed to trust a man who cast nasty untrue rumors about himself around the station? “</text:span><text:span text:style-name="T103">So you </text:span><text:span text:style-name="T19">did</text:span><text:span text:style-name="T103"> serve in the Earth Civil War.”</text:span></text:p>
      <text:p text:style-name="P10"><text:tab/><text:span text:style-name="T103">Travis laughed and shook his head. “No, actually that </text:span><text:span text:style-name="T19">rumor</text:span><text:span text:style-name="T103"> is true. I was out on The Rim with my space ship exploring. I didn’t even get word that there was an Earth Civil War until it was well over. You could say I’ve been out of the world for a good spell.” He paused thinking about his time out on The Rim and the wonders he had seen. It couldn’t be compared to anything he knew, it was a unique experience. “</text:span><text:span text:style-name="T104">Before you ask, President Wilcox was in the right. President Cain was a complete ass hat and deserved to die.”</text:span></text:p>
      <text:p text:style-name="P10"><text:soft-page-break/><text:tab/><text:span text:style-name="T104">Obshi smiled. He liked this new commander. He had a feeling Travis would be going places. </text:span><text:span text:style-name="T105">Norev turned back around to face the major. She still wasn’t sure about the man who was now in charge.</text:span></text:p>
      <text:p text:style-name="P10"><text:tab/>“<text:span text:style-name="T106">I like you human.” Norev said. “I think you’re a good replacement in the interim until Captain O’Brien can resume his post here.” Norev paused as she thought. </text:span><text:span text:style-name="T107">It was possible Captain O’Brien might never return. Was she willing to accept that fate for him? Norev wasn’t quite certain that would be the case.</text:span></text:p>
      <text:p text:style-name="P10"><text:tab/>“<text:span text:style-name="T107">Ah, Captain O’Brien.” Major Johnson said. He wasn’t sure the captain ever would return. The Fresno was on assignment that was away from Crimson Gamma at the moment. There would be no way of telling </text:span><text:span text:style-name="T20">when</text:span><text:span text:style-name="T107"> or </text:span><text:span text:style-name="T20">if</text:span><text:span text:style-name="T107"> the captain would be returning to take command of Crimson Gamma again. There was red tape to be taken care of, he would have to become a major again. That was not an easy feat to be sure. One had to know someone high up to get that kind of advancement in rank and pay. Travis wasn’t sure Jack knew anyone who could do that for him. Wilcox was out of the question, he had resigned from the presidency when his final term was up. </text:span><text:span text:style-name="T108">Travis wasn’t sure Jack had any other friends high up. “</text:span><text:span text:style-name="T109">It was a shame when he lost his command </text:span><text:span text:style-name="T110">and was demoted.”</text:span></text:p>
      <text:p text:style-name="P10"><text:tab/><text:span text:style-name="T110">Norev nodded. “Yes it was.” She said.</text:span></text:p>
      <text:p text:style-name="P10"><text:tab/><text:span text:style-name="T110">Tapping his fingers on his desk, Major Johnson smiled. “Well I just wanted you to know you can trust me. I know the last station commander wasn’t well liked. She believed in Cain’s ideals. I’m not her. However I can’t say I’m much like Jack O’Brien either. I am my own … monster.” He grinned. “Okay monster is too rough of a word, I am my own animal. Yes I believe animal works better in this context.” Travis paused as he thought about what he was saying. “But you can trust me. I’m nothing like Tague. She was pure evil.”</text:span></text:p>
      <text:p text:style-name="P10"><text:tab/><text:span text:style-name="T111">Obshi frowned at the thought. He thought he had gotten through to Tague before she ended her life, but that couldn’t be the case. She killed herself. If only he had the time to change things, but that was in the past. Change was too far away now. He couldn’t do anything about it.</text:span></text:p>
      <text:p text:style-name="P10"><text:tab/>“<text:span text:style-name="T112">I’d like us all to be good friends.” Johnson said.”If we are to work together, I think it would be a good idea if we got along. Do either of you have any problems with that thought process?”</text:span></text:p>
      <text:p text:style-name="P10"><text:tab/><text:span text:style-name="T112">Obshi and Norev exchanged glances again. Finally Norev spoke. “No, I think that’s a good idea major.” She said. “We will work together better if we get to know each other. No more lies though, that part of the … game is over.”</text:span></text:p>
      <text:p text:style-name="P10"><text:tab/><text:span text:style-name="T112">Johnson nodded. “Agreed. Only the truth from here on out.” He looked at his computer screen. “I have scheduled weekly meetings with my senior staff here on the station. </text:span><text:span text:style-name="T113">Earth should be dispatching another star ship to help guard the station anytime soon I imagine. I haven’t heard any official orders as of yet, but any day now they should be dispatching a vessel.”</text:span></text:p>
      <text:p text:style-name="P10"><text:tab/><text:span text:style-name="T113">Obshi nodded h is head. “Okay, good to know. Our world will be protected from any enemies.”</text:span></text:p>
      <text:p text:style-name="P10"><text:soft-page-break/><text:tab/>“<text:span text:style-name="T113">Yes, that’s the point of it all.” Johnson said. “Shuka must be protected at all costs. This treaty between Earth and Dubor could fail at any moment and I want to be ready for that possibility.” He sighed. War was not his thing. He wasn’t a fan of war, hell who </text:span><text:span text:style-name="T21">was</text:span><text:span text:style-name="T113"> a fan of war? Maybe those in the War College back home were interested in war, but that’s what their training was all about. It wasn’t about exploration, but being ready for battle. </text:span><text:span text:style-name="T114">What else was the military good for anyway?</text:span></text:p>
      <text:h text:style-name="Heading_20_1" text:outline-level="1">Dubor Home World, <text:span text:style-name="T121">Orbit</text:span></text:h>
      <text:p text:style-name="Text_20_body"><text:tab/><text:span text:style-name="T116">Commander </text:span><text:span text:style-name="T115">Bert McDuff sat in a large open room. It was quite different than his cold damp dark cell he had been in since the war began. Ketish had promised Bert he wouldn’t be harmed and was keeping his part of the bargain so far. </text:span><text:span text:style-name="T117">As he wandered around the room, he wondered about his crew. Did they at least have a fighting chance or did they die a worthless, empty death. He hoped they at least had a chance to go out fighting.</text:span></text:p>
      <text:p text:style-name="Text_20_body"><text:tab/><text:span text:style-name="T118">Ketish entered the room. The light level was low to avoid from blinding him. His eyes were sensitive to high light levels as were much of the Dubor race. It was a genetic thing that started long ago with their ancestors. </text:span><text:span text:style-name="T119">No one really knew the reason behind it all, just that they hated bright light.</text:span></text:p>
      <text:p text:style-name="Text_20_body"><text:tab/>“<text:span text:style-name="T119">Amazing sight, isn’t it human.” Ketish said pointing to the ceiling. A large glass dome was the only thing keeping them from the vacuum of space. They were standing in a room on Ketish’s warship. </text:span><text:span text:style-name="T120">Some called it an observation room, others called it paradise. Ketish liked to think of it as his private thinking room.</text:span></text:p>
      <text:p text:style-name="Text_20_body"><text:tab/>“<text:span text:style-name="T122">Human.” McDuff repeated. “I do have a name you know.”</text:span></text:p>
      <text:p text:style-name="Text_20_body"><text:tab/><text:span text:style-name="T122">Ketish laughed. “Oh yes you sure do Bert.” He said. “I haven’t forgotten. Have you forgotten our agreement?” He hoped the human hadn’t forgotten what they agreed upon. It was central to his plan, if he was going to make it all work out in the end, he would need McDuff on board.</text:span></text:p>
      <text:p text:style-name="Text_20_body"><text:tab/><text:span text:style-name="T122">McDuff nodded his head. “Yeah I remember our agreement.” He said. “</text:span><text:span text:style-name="T123">You take me home and I tell Earth how wonderful of an ally you are. I get them to trust you without question and then you somehow get what you want.” He paused. Ketish hadn’t told him what it was he wanted yet. That part remained to be seen. “Whatever </text:span><text:span text:style-name="T22">that</text:span><text:span text:style-name="T123"> is.”</text:span></text:p>
      <text:p text:style-name="Text_20_body"><text:tab/>“<text:span text:style-name="T123">That’s right.” </text:span><text:span text:style-name="T124">Ketish said. “I have a captured Earth shuttle you will take back to Earth. It’s guidance system will be locked in so you can’t go anywhere else. Once you arrive at Earth you will teleport down to the surface. The White House has been destroyed, so you’ll have to find out where the current president is stationed. You will carry out your orders from there.”</text:span></text:p>
      <text:p text:style-name="Text_20_body"><text:tab/><text:span text:style-name="T124">McDuff nodded. “Got it </text:span><text:span text:style-name="T125">boss</text:span><text:span text:style-name="T124">.” He said. “</text:span><text:span text:style-name="T126">You know, before I met you I hated all aliens. Now I just hate one less alien race, the Dubor. Why is that? What did you do to me?”</text:span></text:p>
      <text:p text:style-name="Text_20_body"><text:soft-page-break/><text:tab/><text:span text:style-name="T126">Ketish smiled. “Nothing.” He lied. “It was always your choice to consider us an ally. I am glad you decided to make that a reality. Without it, I don’t think we could accomplish this mission we are about to embark on.”</text:span></text:p>
      <text:p text:style-name="Text_20_body"><text:tab/>“<text:span text:style-name="T126">Speaking of which.” McDuff said. “When do I leave?”</text:span></text:p>
      <text:p text:style-name="Text_20_body"><text:tab/><text:span text:style-name="T126">Ketish checked a time keeping device. “Your shuttle will be ready within the hour. I’m sorry my warship can’t accompany you to Earth. It would be a quicker journey that way, but well my ship is needed elsewhere in the Comeki Star System.” He smiled. “You’re going to do great.”</text:span></text:p>
      <text:p text:style-name="Text_20_body"><text:tab/><text:span text:style-name="T126">It wasn’t much of a pep talk. </text:span><text:span text:style-name="T127">McDuff figured Ketish didn’t give many pep talks, it just wasn’t in his nature. He was more of a torturer than anything else. Certainly not a man to cross paths with in a dark alleyway </text:span><text:span text:style-name="T128">on a cold dark night. Good thing Bert had been taught young not to explore the dark places of Earth at night. It was dangerous out there.</text:span></text:p>
      <text:p text:style-name="Text_20_body"><text:tab/><text:span text:style-name="T129">An hour later Bert McDuff was on a shuttle headed towards Earth. He looked out the window of the craft at Ketish’s warship. It wasn’t that ugly of a vessel considering its design and origin. There was another warship in orbit of Dubor, a Shukan warship. He imagined it was Obshi’s, the same one that had been all but destroyed by the Dubor defense grid. He wondered what it was they were going to do with it.</text:span></text:p>
      <text:h text:style-name="Heading_20_1" text:outline-level="1">Space Shuttle, En Route To Earth</text:h>
      <text:p text:style-name="Text_20_body"><text:tab/><text:span text:style-name="T130">As Bert watched the stars go by, he wished the shuttle had FTL capabilities. Anything that would make the trip quicker. He wanted to get back home as soon as possible. Being in a Dubor prison made him appreciate the small comforts of home that he now had to enjoy.</text:span></text:p>
      <text:p text:style-name="Text_20_body"><text:tab/><text:span text:style-name="T131">A wormhole opened in front of him. Bert braced for destruction. Wormholes were known for being unstable. They usually led to death of all occupants of a vessel. </text:span><text:span text:style-name="T132">Bert hoped that wouldn’t be the case with him. As he held on for his life, he prayed to whatever God was out there that he would be safe.</text:span></text:p>
      <text:p text:style-name="Text_20_body"><text:tab/><text:span text:style-name="T132">The shuttle exited the wormhole on the far side of the universe near The Ri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9</text:page-count>) <text:date style:data-style-name="N37" text:date-value="2026-01-16T22:00:02.637894102">01/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6T22:00:02.561287969</dc:date>
    <meta:editing-duration>PT9H19M53S</meta:editing-duration>
    <meta:editing-cycles>137</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102" meta:word-count="4399" meta:character-count="23380" meta:non-whitespace-character-count="18990"/>
  </office:meta>
</office:document-meta>
</file>